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1" svg:font-family="'CMU Serif'" style:font-pitch="variable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, 'Futura B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cm" fo:margin-right="0cm" fo:text-indent="0cm" style:auto-text-indent="false"/>
    </style:style>
    <style:style style:name="P2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Header_20_left">
      <style:text-properties fo:color="#000000" fo:language="ro" fo:country="RO" officeooo:rsid="01436e20" officeooo:paragraph-rsid="01436e20"/>
    </style:style>
    <style:style style:name="P5" style:family="paragraph" style:parent-style-name="Footer">
      <style:paragraph-properties fo:text-align="end" style:justify-single-word="false"/>
      <style:text-properties fo:language="ro" fo:country="RO"/>
    </style:style>
    <style:style style:name="P6" style:family="paragraph" style:parent-style-name="Footer">
      <style:paragraph-properties fo:text-align="start" style:justify-single-word="false"/>
      <style:text-properties fo:language="ro" fo:country="RO"/>
    </style:style>
    <style:style style:name="P7" style:family="paragraph" style:parent-style-name="_5f_TEXT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8" style:family="paragraph" style:parent-style-name="Text_20_Coperta">
      <style:paragraph-properties fo:text-align="center" style:justify-single-word="false"/>
      <style:text-properties fo:font-size="18pt" officeooo:rsid="013ff313" officeooo:paragraph-rsid="013ff313" style:font-size-asian="18pt" style:font-size-complex="18pt"/>
    </style:style>
    <style:style style:name="P9" style:family="paragraph" style:parent-style-name="Text_20_Coperta">
      <style:text-properties style:use-window-font-color="true" fo:font-size="14pt" style:font-size-asian="14pt" style:font-size-complex="14pt"/>
    </style:style>
    <style:style style:name="P10" style:family="paragraph" style:parent-style-name="Text_20_Coperta">
      <style:text-properties fo:color="#ff0000"/>
    </style:style>
    <style:style style:name="P11" style:family="paragraph" style:parent-style-name="No_20_Spacing">
      <style:paragraph-properties fo:text-align="end" style:justify-single-word="false"/>
      <style:text-properties fo:color="#ff0000" fo:font-size="14pt" officeooo:rsid="0023b43b" officeooo:paragraph-rsid="01436e20" style:font-size-asian="14pt" style:font-size-complex="14pt"/>
    </style:style>
    <style:style style:name="P12" style:family="paragraph" style:parent-style-name="Text_20_Declaratie" style:master-page-name="Cuprins">
      <style:paragraph-properties style:page-number="1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Horizontal_20_Line">
      <style:text-properties fo:font-size="16pt" officeooo:rsid="001e9135" style:font-size-asian="16pt" style:font-size-complex="16pt"/>
    </style:style>
    <style:style style:name="P15" style:family="paragraph" style:parent-style-name="Text_20_Coperta">
      <style:paragraph-properties fo:text-align="center" style:justify-single-word="false"/>
      <style:text-properties fo:color="#000000" style:font-name="CMU Serif1" fo:font-size="28pt" fo:font-weight="bold" officeooo:rsid="01436e20" officeooo:paragraph-rsid="01436e20" style:font-size-asian="28pt" style:font-weight-asian="bold" style:font-size-complex="28pt" style:font-weight-complex="bold"/>
    </style:style>
    <style:style style:name="P16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P17" style:family="paragraph" style:parent-style-name="_31__20_Capitol" style:list-style-name=""/>
    <style:style style:name="P18" style:family="paragraph" style:parent-style-name="_31__20_Capitol" style:list-style-name="" style:master-page-name="Corp_5f_Lucrare">
      <style:paragraph-properties style:page-number="1" text:number-lines="true" text:line-number="0"/>
    </style:style>
    <style:style style:name="P19" style:family="paragraph" style:parent-style-name="_5f_TEXT">
      <style:text-properties fo:color="#ff0000" fo:font-size="18pt" style:text-underline-style="solid" style:text-underline-type="double" style:text-underline-width="auto" style:text-underline-color="font-color" officeooo:rsid="0026cc02" style:font-size-asian="18pt" style:font-size-complex="18pt"/>
    </style:style>
    <style:style style:name="T1" style:family="text">
      <style:text-properties officeooo:rsid="01436e20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1033d38" style:font-size-asian="11pt" style:font-size-complex="11pt"/>
    </style:style>
    <style:style style:name="T4" style:family="text">
      <style:text-properties fo:language="ro" fo:country="RO"/>
    </style:style>
    <style:style style:name="T5" style:family="text">
      <style:text-properties fo:language="ro" fo:country="RO" officeooo:rsid="0012067c"/>
    </style:style>
    <style:style style:name="T6" style:family="text">
      <style:text-properties officeooo:rsid="0012067c"/>
    </style:style>
    <style:style style:name="T7" style:family="text">
      <style:text-properties officeooo:rsid="0140056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16"><text:span text:style-name="T4">UNIVERSITATEA TEHNICĂ „Gheorghe Asachi” </text:span><text:span text:style-name="T5">din</text:span><text:span text:style-name="T4"> IAȘI</text:span></text:p>
      <text:p text:style-name="P9">FACULTATEA DE <text:span text:style-name="T6">AUTOMATICĂ ȘI CALCULATOARE</text:span></text:p>
      <text:p text:style-name="P9">DOMENIUL: <text:span text:style-name="T7">Calculatoare și tehnologia informației</text:span></text:p>
      <text:p text:style-name="P9">SPECIALIZAREA: <text:span text:style-name="T7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15">Aplicație de servicii bancare</text:p>
      <text:p text:style-name="Text_20_Coperta"/>
      <text:p text:style-name="P8">Proiect la disciplina</text:p>
      <text:p text:style-name="P8"><text:span text:style-name="T1">Tehnologii internet</text:span> – proiect (<text:span text:style-name="T1">TI-</text:span>P)</text:p>
      <text:p text:style-name="Text_20_Coperta"/>
      <text:p text:style-name="Text_20_Coperta"/>
      <text:p text:style-name="Text_20_Coperta"/>
      <text:p text:style-name="P10"/>
      <text:p text:style-name="Text_20_Coperta">Membrii echipei</text:p>
      <text:p text:style-name="Text_20_Coperta">Nicolae Boca</text:p>
      <text:p text:style-name="Text_20_Coperta">Ștefan Ignătescu</text:p>
      <text:p text:style-name="Text_20_Coperta">Cosmin-Andrei Popovici</text:p>
      <text:p text:style-name="Text_20_Coperta">Gabriel Răileanu</text:p>
      <text:p text:style-name="P11"/>
      <text:p text:style-name="P12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13"><text:a xlink:type="simple" xlink:href="#__RefHeading__5011_1794362497" text:style-name="Index_20_Link" text:visited-style-name="Index_20_Link"><text:s/>Introducere</text:a><text:tab/>1</text:p>
          <text:p text:style-name="P13"><text:a xlink:type="simple" xlink:href="#__RefHeading__6364_982623240" text:style-name="Index_20_Link" text:visited-style-name="Index_20_Link"><text:s/>Concluzii</text:a><text:tab/>3</text:p>
        </text:index-body>
      </text:table-of-content>
      <text:p text:style-name="P19"/>
      <text:h text:style-name="P18" text:outline-level="1"><text:bookmark-start text:name="__RefHeading__5011_1794362497"/>Introducere<text:bookmark-end text:name="__RefHeading__5011_1794362497"/></text:h>
      <text:p text:style-name="_5f_TEXT"/>
      <text:h text:style-name="_31__20_Capitol" text:outline-level="1"/>
      <text:p text:style-name="P7"/>
      <text:h text:style-name="P17" text:outline-level="1"><text:bookmark-start text:name="__RefHeading__6364_982623240"/>Concluzii<text:bookmark-end text:name="__RefHeading__6364_982623240"/></text:h>
      <text:p text:style-name="_5f_TEXT"/>
      <text:p text:style-name="_5f_TEXT"/>
      <text:p text:style-name="P14"><text:bookmark-start text:name="__RefHeading__6324_59671573"/><text:bookmark-end text:name="__RefHeading__6324_596715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1" svg:font-family="'CMU Serif'" style:font-pitch="variable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, 'Futura B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1.251cm" fo:margin-right="0cm" fo:margin-top="0.423cm" fo:margin-bottom="0.423cm" loext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1.251cm" fo:margin-right="0cm" fo:margin-top="0.42cm" fo:margin-bottom="0.21cm" loext:contextual-spacing="false" fo:text-indent="0cm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1.251cm" fo:margin-right="0cm" fo:margin-top="0.42cm" fo:margin-bottom="0.21cm" loext:contextual-spacing="false" fo:line-height="100%" fo:text-indent="0cm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cm" fo:margin-bottom="0cm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loext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loext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loext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loext:contextual-spacing="false" fo:text-indent="-0.635cm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21cm" fo:margin-bottom="0.21cm" loext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cm" fo:margin-right="0cm" fo:text-indent="0cm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_5f_TEXT" style:display-name="_TEXT" style:family="paragraph">
      <style:paragraph-properties fo:margin-left="0cm" fo:margin-right="0cm" fo:text-align="justify" style:justify-single-word="false" fo:text-indent="1.27cm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cm" fo:margin-right="0cm" fo:margin-top="0.42cm" fo:margin-bottom="0.42cm" loext:contextual-spacing="false" fo:text-indent="1.27cm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1.27cm" fo:margin-right="0cm" fo:margin-top="0.42cm" fo:margin-bottom="0.21cm" loext:contextual-spacing="false" fo:text-indent="0cm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1.27cm" fo:margin-right="0cm" fo:margin-top="0.42cm" fo:margin-bottom="0.21cm" loext:contextual-spacing="false" fo:text-indent="0cm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fo:font-weight="bold" style:font-size-asian="13pt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family="Calibri, 'Futura Bk'" style:font-family-generic="swiss" style:font-pitch="variable" fo:font-size="11pt" fo:language="en" fo:country="US" style:font-name-asian="Calibri" style:font-family-asian="Calibri, 'Futura Bk'" style:font-family-generic-asian="swiss" style:font-pitch-asian="variable" style:font-size-asian="11pt" style:language-asian="zh" style:country-asian="CN" style:font-name-complex="Calibri" style:font-family-complex="Calibri, 'Futura Bk'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prefix="A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316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5.715cm" fo:text-indent="-0.316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316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5cm" fo:text-indent="-0.316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4.4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75cm" fo:text-indent="-0.11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11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11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11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8.255cm" fo:text-indent="-0.115cm" fo:margin-left="8.25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8cm" fo:text-indent="-0.12cm" fo:margin-left="3.18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45cm" fo:text-indent="-0.12cm" fo:margin-left="4.45cm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2cm" fo:text-indent="-0.12cm" fo:margin-left="5.72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6.99cm" fo:text-indent="-0.12cm" fo:margin-left="6.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8.26cm" fo:text-indent="-0.12cm" fo:margin-left="8.26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color="#000000" fo:language="ro" fo:country="RO" officeooo:rsid="01436e20" officeooo:paragraph-rsid="01436e20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436e20"/>
    </style:style>
    <style:style style:name="MT2" style:family="text">
      <style:text-properties fo:font-size="11pt" officeooo:rsid="01033d38" style:font-size-asian="11pt" style:font-size-complex="11pt"/>
    </style:style>
    <style:style style:name="MT3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1<text:span text:style-name="MT1">9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>Concluzii</text:chapter></text:p>
      </style:header>
      <style:header-left>
        <text:p text:style-name="MP3"><text:span text:style-name="MT2">R</text:span><text:span text:style-name="MT3">IPBank Team</text:span></text:p>
      </style:header-left>
      <style:footer>
        <text:p text:style-name="MP4"><text:page-number text:select-page="current">3</text:page-number></text:p>
      </style:footer>
      <style:footer-left>
        <text:p text:style-name="MP5"><text:page-number text:select-page="current">2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2.0.3$Linux_X86_64 LibreOffice_project/98c6a8a1c6c7b144ce3cc729e34964b47ce25d62</meta:generator>
    <meta:editing-duration>P5DT10H2M25S</meta:editing-duration>
    <meta:editing-cycles>259</meta:editing-cycles>
    <dc:date>2019-03-07T20:40:15.335882365</dc:date>
    <meta:print-date>2014-05-05T17:43:31.734000000</meta:print-date>
    <meta:document-statistic meta:table-count="0" meta:image-count="0" meta:object-count="0" meta:page-count="7" meta:paragraph-count="23" meta:word-count="56" meta:character-count="440" meta:non-whitespace-character-count="402"/>
  </office:meta>
</office:document-meta>
</file>